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299in"/>
    </style:style>
    <style:style style:name="co2" style:family="table-column">
      <style:table-column-properties fo:break-before="auto" style:column-width="0.3465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2.6807in"/>
    </style:style>
    <style:style style:name="co5" style:family="table-column">
      <style:table-column-properties fo:break-before="auto" style:column-width="3.2382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1.708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NES-sdcard-ps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Supplier P/N</text:p>
          </table:table-cell>
        </table:table-row>
        <table:table-row table:style-name="ro2">
          <table:table-cell office:value-type="string" calcext:value-type="string">
            <text:p>C1,C2,C3,C5,C6,C7,C9,C10,C11,C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KAM21BR71H104JT</text:p>
          </table:table-cell>
        </table:table-row>
        <table:table-row table:style-name="ro2">
          <table:table-cell office:value-type="string" calcext:value-type="string">
            <text:p>C4,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KAF21KR71E225KU</text:p>
          </table:table-cell>
        </table:table-row>
        <table:table-row table:style-name="ro1">
          <table:table-cell office:value-type="string" calcext:value-type="string">
            <text:p>D1,D2,D3,D4,D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75V 0.15A Fast Switching Diode, SOD-12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21-1N4148W-F</text:p>
          </table:table-cell>
        </table:table-row>
        <table:table-row table:style-name="ro1">
          <table:table-cell office:value-type="string" calcext:value-type="string">
            <text:p>D5,D6,D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4-AP2012SGD3 </text:p>
          </table:table-cell>
        </table:table-row>
        <table:table-row table:style-name="ro3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8-22-28-4027</text:p>
          </table:table-cell>
        </table:table-row>
        <table:table-row table:style-name="ro3">
          <table:table-cell office:value-type="string" calcext:value-type="string">
            <text:p>J2,J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8-22-28-4061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SD090012SEU</text:p>
          </table:table-cell>
          <table:table-cell office:value-type="string" calcext:value-type="string">
            <text:p>SD_card:AMPHENOL_GSD090012SEU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523-GSD090012SEU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-DIN-6</text:p>
          </table:table-cell>
          <table:table-cell office:value-type="string" calcext:value-type="string">
            <text:p>PS2:TE 5749266-1</text:p>
          </table:table-cell>
          <table:table-cell office:value-type="string" calcext:value-type="string">
            <text:p>6-pin Mini-DIN connec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71-5749266-1</text:p>
          </table:table-cell>
        </table:table-row>
        <table:table-row table:style-name="ro2">
          <table:table-cell office:value-type="string" calcext:value-type="string">
            <text:p>R1,R2,R3,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RT0805FRE1010KL</text:p>
          </table:table-cell>
        </table:table-row>
        <table:table-row table:style-name="ro2">
          <table:table-cell office:value-type="string" calcext:value-type="string">
            <text:p>R4,R5,R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SG73S2ATTD1001F </text:p>
          </table:table-cell>
        </table:table-row>
        <table:table-row table:style-name="ro2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5-KTR10EZPF3302 </text:p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Hex inverter schmitt trigge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7-74HC14D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12F629-IP</text:p>
          </table:table-cell>
          <table:table-cell office:value-type="string" calcext:value-type="string">
            <text:p>Package_DIP:DIP-8_W7.62mm_Socket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579-PIC12F629IP</text:p>
          </table:table-cell>
        </table:table-row>
        <table:table-row table:style-name="ro2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T39SF010</text:p>
          </table:table-cell>
          <table:table-cell office:value-type="string" calcext:value-type="string">
            <text:p>Package_DIP:DIP-32_W15.24mm_Socket</text:p>
          </table:table-cell>
          <table:table-cell office:value-type="string" calcext:value-type="string">
            <text:p>Silicon Storage Technology (SSF) 128k x 8 Flash ROM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4-39SF010A7CPHE</text:p>
          </table:table-cell>
        </table:table-row>
        <table:table-row table:style-name="ro2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65C22NxP</text:p>
          </table:table-cell>
          <table:table-cell office:value-type="string" calcext:value-type="string">
            <text:p>Package_DIP:DIP-40_W15.24mm</text:p>
          </table:table-cell>
          <table:table-cell office:value-type="string" calcext:value-type="string">
            <text:p>CMOS Versatile Interface Adapter (VIA), 20-pin I/O, 2 Timer/Counters, NMOS-Compatible, DIP-40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55-W65C22S6TPG-14</text:p>
          </table:table-cell>
        </table:table-row>
        <table:table-row table:style-name="ro2">
          <table:table-cell office:value-type="string" calcext:value-type="string">
            <text:p>U5,U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8-bit serial in/out Shift Register 3-State Output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71-74HCT595DQ100118</text:p>
          </table:table-cell>
        </table:table-row>
        <table:table-row table:style-name="ro3"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B0104D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4-Bit Bidirectional Voltage-Level Translator, Auto Direction Sensing and ±15-kV ESD Protection, 1.2 - 3.6V APort, 1.65 - 5.5V BPort, SOIC-1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TXB0104D</text:p>
          </table:table-cell>
        </table:table-row>
        <table:table-row table:style-name="ro2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2205-33W5-7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200mA low dropout linear regulator, wide input voltage range, 3.3V fixed positive output, SOT-23-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21-AP2205-33W5-7</text:p>
          </table:table-cell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21:00:50.3573723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7T21:02:15.603629006</dc:date>
    <meta:editing-duration>PT10M46S</meta:editing-duration>
    <meta:editing-cycles>3</meta:editing-cycles>
    <meta:generator>LibreOffice/24.2.7.2$Linux_X86_64 LibreOffice_project/420$Build-2</meta:generator>
    <meta:document-statistic meta:table-count="1" meta:cell-count="131" meta:object-count="0"/>
  </office:meta>
</office:document-meta>
</file>